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9a73" officeooo:paragraph-rsid="00029a73"/>
    </style:style>
    <style:style style:name="P2" style:family="paragraph" style:parent-style-name="Text_20_body">
      <style:text-properties officeooo:paragraph-rsid="00044e52"/>
    </style:style>
    <style:style style:name="P3" style:family="paragraph" style:parent-style-name="Text_20_body">
      <style:text-properties officeooo:paragraph-rsid="00029a73"/>
    </style:style>
    <style:style style:name="P4" style:family="paragraph" style:parent-style-name="Text_20_body">
      <style:text-properties officeooo:rsid="00044e52" officeooo:paragraph-rsid="00044e52"/>
    </style:style>
    <style:style style:name="P5" style:family="paragraph" style:parent-style-name="Text_20_body">
      <style:text-properties officeooo:paragraph-rsid="0003aad2"/>
    </style:style>
    <style:style style:name="P6" style:family="paragraph" style:parent-style-name="Text_20_body">
      <style:text-properties officeooo:rsid="0004a983" officeooo:paragraph-rsid="0004a983"/>
    </style:style>
    <style:style style:name="P7" style:family="paragraph" style:parent-style-name="Text_20_body">
      <style:text-properties officeooo:paragraph-rsid="0009affa"/>
    </style:style>
    <style:style style:name="P8" style:family="paragraph" style:parent-style-name="Text_20_body">
      <style:text-properties officeooo:rsid="00054de6" officeooo:paragraph-rsid="00054de6"/>
    </style:style>
    <style:style style:name="P9" style:family="paragraph" style:parent-style-name="Text_20_body">
      <style:text-properties officeooo:paragraph-rsid="0002e721"/>
    </style:style>
    <style:style style:name="P10" style:family="paragraph" style:parent-style-name="Text_20_body">
      <style:text-properties fo:font-weight="bold" officeooo:rsid="00054de6" officeooo:paragraph-rsid="00054de6" style:font-weight-asian="bold" style:font-weight-complex="bold"/>
    </style:style>
    <style:style style:name="P11" style:family="paragraph" style:parent-style-name="Text_20_body">
      <style:text-properties fo:font-weight="bold" officeooo:rsid="0005645a" officeooo:paragraph-rsid="0005645a" style:font-weight-asian="bold" style:font-weight-complex="bold"/>
    </style:style>
    <style:style style:name="P12" style:family="paragraph" style:parent-style-name="Text_20_body">
      <style:text-properties officeooo:paragraph-rsid="00054de6"/>
    </style:style>
    <style:style style:name="P13" style:family="paragraph" style:parent-style-name="Text_20_body">
      <style:text-properties officeooo:rsid="0005cfb9" officeooo:paragraph-rsid="0005cfb9"/>
    </style:style>
    <style:style style:name="P14" style:family="paragraph" style:parent-style-name="Text_20_body">
      <style:text-properties officeooo:rsid="00078ee8" officeooo:paragraph-rsid="00078ee8"/>
    </style:style>
    <style:style style:name="P15" style:family="paragraph" style:parent-style-name="Text_20_body">
      <style:text-properties officeooo:rsid="0007f770" officeooo:paragraph-rsid="0007f770"/>
    </style:style>
    <style:style style:name="P16" style:family="paragraph" style:parent-style-name="Text_20_body">
      <style:text-properties officeooo:paragraph-rsid="0009cc65"/>
    </style:style>
    <style:style style:name="P17" style:family="paragraph" style:parent-style-name="Heading_20_1">
      <style:text-properties officeooo:rsid="00029a73" officeooo:paragraph-rsid="00029a73"/>
    </style:style>
    <style:style style:name="P18" style:family="paragraph" style:parent-style-name="Heading_20_1">
      <style:text-properties officeooo:rsid="0009affa" officeooo:paragraph-rsid="0009affa"/>
    </style:style>
    <style:style style:name="P19" style:family="paragraph" style:parent-style-name="Heading_20_2">
      <style:text-properties officeooo:rsid="00044e52" officeooo:paragraph-rsid="00044e52"/>
    </style:style>
    <style:style style:name="P20" style:family="paragraph" style:parent-style-name="Heading_20_2">
      <style:text-properties officeooo:paragraph-rsid="00029a73"/>
    </style:style>
    <style:style style:name="P21" style:family="paragraph" style:parent-style-name="Heading_20_2">
      <style:text-properties officeooo:rsid="0009affa" officeooo:paragraph-rsid="0009affa"/>
    </style:style>
    <style:style style:name="P22" style:family="paragraph" style:parent-style-name="Heading_20_3">
      <style:text-properties officeooo:rsid="00029a73" officeooo:paragraph-rsid="0002e721"/>
    </style:style>
    <style:style style:name="P23" style:family="paragraph" style:parent-style-name="Heading_20_3">
      <style:text-properties officeooo:rsid="0002e721" officeooo:paragraph-rsid="0002e721"/>
    </style:style>
    <style:style style:name="P24" style:family="paragraph" style:parent-style-name="Heading_20_3">
      <style:text-properties officeooo:rsid="0002e721" officeooo:paragraph-rsid="0003aad2"/>
    </style:style>
    <style:style style:name="P25" style:family="paragraph" style:parent-style-name="Heading_20_3">
      <style:text-properties officeooo:rsid="0003aad2" officeooo:paragraph-rsid="0003aad2"/>
    </style:style>
    <style:style style:name="P26" style:family="paragraph" style:parent-style-name="Heading_20_3">
      <style:text-properties officeooo:rsid="0004a983" officeooo:paragraph-rsid="0004a983"/>
    </style:style>
    <style:style style:name="P27" style:family="paragraph" style:parent-style-name="Heading_20_3">
      <style:text-properties officeooo:paragraph-rsid="0009affa"/>
    </style:style>
    <style:style style:name="P28" style:family="paragraph" style:parent-style-name="Heading_20_4">
      <style:text-properties officeooo:rsid="00054de6" officeooo:paragraph-rsid="00054de6"/>
    </style:style>
    <style:style style:name="P29" style:family="paragraph" style:parent-style-name="Text_20_body" style:list-style-name="L1">
      <style:text-properties officeooo:paragraph-rsid="00044e52"/>
    </style:style>
    <style:style style:name="P30" style:family="paragraph" style:parent-style-name="Text_20_body" style:list-style-name="L1">
      <style:text-properties officeooo:rsid="00044e52" officeooo:paragraph-rsid="00044e52"/>
    </style:style>
    <style:style style:name="P31" style:family="paragraph" style:parent-style-name="Text_20_body" style:list-style-name="L2">
      <style:text-properties officeooo:rsid="00044e52" officeooo:paragraph-rsid="00044e52"/>
    </style:style>
    <style:style style:name="P32" style:family="paragraph" style:parent-style-name="Text_20_body" style:list-style-name="L11">
      <style:text-properties officeooo:rsid="00044e52" officeooo:paragraph-rsid="00044e52"/>
    </style:style>
    <style:style style:name="P33" style:family="paragraph" style:parent-style-name="Text_20_body" style:list-style-name="L3">
      <style:text-properties officeooo:paragraph-rsid="0003aad2"/>
    </style:style>
    <style:style style:name="P34" style:family="paragraph" style:parent-style-name="Text_20_body" style:list-style-name="L3">
      <style:text-properties officeooo:rsid="0002e721" officeooo:paragraph-rsid="0002e721"/>
    </style:style>
    <style:style style:name="P35" style:family="paragraph" style:parent-style-name="Text_20_body" style:list-style-name="L3">
      <style:text-properties officeooo:rsid="0002e721" officeooo:paragraph-rsid="0003aad2"/>
    </style:style>
    <style:style style:name="P36" style:family="paragraph" style:parent-style-name="Text_20_body">
      <style:text-properties fo:font-weight="bold" officeooo:rsid="0002e721" officeooo:paragraph-rsid="0002e721" style:font-weight-asian="bold" style:font-weight-complex="bold"/>
    </style:style>
    <style:style style:name="P37" style:family="paragraph" style:parent-style-name="Text_20_body">
      <style:text-properties fo:font-weight="bold" officeooo:rsid="0002e721" officeooo:paragraph-rsid="0003aad2" style:font-weight-asian="bold" style:font-weight-complex="bold"/>
    </style:style>
    <style:style style:name="P38" style:family="paragraph" style:parent-style-name="Text_20_body" style:list-style-name="L4">
      <style:text-properties fo:font-weight="normal" officeooo:rsid="0002e721" officeooo:paragraph-rsid="0002e721" style:font-weight-asian="normal" style:font-weight-complex="normal"/>
    </style:style>
    <style:style style:name="P39" style:family="paragraph" style:parent-style-name="Text_20_body" style:list-style-name="L5">
      <style:text-properties fo:font-weight="normal" officeooo:rsid="0002e721" officeooo:paragraph-rsid="0003aad2" style:font-weight-asian="normal" style:font-weight-complex="normal"/>
    </style:style>
    <style:style style:name="P40" style:family="paragraph" style:parent-style-name="Text_20_body" style:list-style-name="L6">
      <style:text-properties fo:font-weight="normal" officeooo:rsid="0002e721" officeooo:paragraph-rsid="0003aad2" style:font-weight-asian="normal" style:font-weight-complex="normal"/>
    </style:style>
    <style:style style:name="P41" style:family="paragraph" style:parent-style-name="Text_20_body" style:list-style-name="L7">
      <style:text-properties fo:font-weight="normal" officeooo:rsid="0002e721" officeooo:paragraph-rsid="0003aad2" style:font-weight-asian="normal" style:font-weight-complex="normal"/>
    </style:style>
    <style:style style:name="P42" style:family="paragraph" style:parent-style-name="Text_20_body" style:list-style-name="L8">
      <style:text-properties fo:font-weight="normal" officeooo:rsid="0002e721" officeooo:paragraph-rsid="0003aad2" style:font-weight-asian="normal" style:font-weight-complex="normal"/>
    </style:style>
    <style:style style:name="P43" style:family="paragraph" style:parent-style-name="Text_20_body" style:list-style-name="L9">
      <style:text-properties fo:font-weight="normal" officeooo:rsid="0002e721" officeooo:paragraph-rsid="0003aad2" style:font-weight-asian="normal" style:font-weight-complex="normal"/>
    </style:style>
    <style:style style:name="P44" style:family="paragraph" style:parent-style-name="Text_20_body" style:list-style-name="L10">
      <style:text-properties fo:font-weight="normal" officeooo:rsid="0002e721" officeooo:paragraph-rsid="0003aad2" style:font-weight-asian="normal" style:font-weight-complex="normal"/>
    </style:style>
    <style:style style:name="P45" style:family="paragraph" style:parent-style-name="Text_20_body" style:list-style-name="L12">
      <style:text-properties officeooo:rsid="00054de6" officeooo:paragraph-rsid="00054de6"/>
    </style:style>
    <style:style style:name="P46" style:family="paragraph" style:parent-style-name="Text_20_body" style:list-style-name="L13">
      <style:text-properties officeooo:rsid="00054de6" officeooo:paragraph-rsid="00054de6"/>
    </style:style>
    <style:style style:name="P47" style:family="paragraph" style:parent-style-name="Text_20_body" style:list-style-name="L14">
      <style:text-properties officeooo:rsid="0005645a" officeooo:paragraph-rsid="0005645a"/>
    </style:style>
    <style:style style:name="P48" style:family="paragraph" style:parent-style-name="Text_20_body" style:list-style-name="L15">
      <style:text-properties officeooo:rsid="0005645a" officeooo:paragraph-rsid="0005645a"/>
    </style:style>
    <style:style style:name="P49" style:family="paragraph" style:parent-style-name="Text_20_body" style:list-style-name="L16">
      <style:text-properties officeooo:rsid="0005645a" officeooo:paragraph-rsid="0005645a"/>
    </style:style>
    <style:style style:name="P50" style:family="paragraph" style:parent-style-name="Text_20_body" style:list-style-name="L17"/>
    <style:style style:name="P51" style:family="paragraph" style:parent-style-name="Text_20_body" style:list-style-name="L18">
      <style:text-properties officeooo:rsid="00078ee8" officeooo:paragraph-rsid="00078ee8"/>
    </style:style>
    <style:style style:name="P52" style:family="paragraph" style:parent-style-name="Text_20_body" style:list-style-name="L19">
      <style:text-properties officeooo:rsid="00078ee8" officeooo:paragraph-rsid="00078ee8"/>
    </style:style>
    <style:style style:name="P53" style:family="paragraph" style:parent-style-name="Text_20_body" style:list-style-name="L20">
      <style:text-properties officeooo:rsid="00078ee8" officeooo:paragraph-rsid="00078ee8"/>
    </style:style>
    <style:style style:name="P54" style:family="paragraph" style:parent-style-name="Text_20_body" style:list-style-name="L21">
      <style:text-properties officeooo:rsid="00078ee8" officeooo:paragraph-rsid="00078ee8"/>
    </style:style>
    <style:style style:name="P55" style:family="paragraph" style:parent-style-name="Text_20_body" style:list-style-name="L22">
      <style:text-properties officeooo:rsid="00078ee8" officeooo:paragraph-rsid="00078ee8"/>
    </style:style>
    <style:style style:name="P56" style:family="paragraph" style:parent-style-name="Text_20_body" style:list-style-name="L23">
      <style:text-properties officeooo:rsid="00078ee8" officeooo:paragraph-rsid="00078ee8"/>
    </style:style>
    <style:style style:name="P57" style:family="paragraph" style:parent-style-name="Text_20_body" style:list-style-name="L24">
      <style:text-properties officeooo:rsid="00078ee8" officeooo:paragraph-rsid="00078ee8"/>
    </style:style>
    <style:style style:name="T1" style:family="text">
      <style:text-properties officeooo:rsid="00029a73"/>
    </style:style>
    <style:style style:name="T2" style:family="text">
      <style:text-properties fo:font-weight="bold" style:font-weight-asian="bold" style:font-weight-complex="bold"/>
    </style:style>
    <style:style style:name="T3" style:family="text">
      <style:text-properties fo:font-weight="bold" officeooo:rsid="00029a73" style:font-weight-asian="bold" style:font-weight-complex="bold"/>
    </style:style>
    <style:style style:name="T4" style:family="text">
      <style:text-properties fo:font-weight="bold" officeooo:rsid="00054de6" style:font-weight-asian="bold" style:font-weight-complex="bold"/>
    </style:style>
    <style:style style:name="T5" style:family="text">
      <style:text-properties fo:font-weight="bold" officeooo:rsid="0009cc65" style:font-weight-asian="bold" style:font-weight-complex="bold"/>
    </style:style>
    <style:style style:name="T6" style:family="text">
      <style:text-properties officeooo:rsid="00044e52"/>
    </style:style>
    <style:style style:name="T7" style:family="text">
      <style:text-properties officeooo:rsid="0004a983"/>
    </style:style>
    <style:style style:name="T8" style:family="text">
      <style:text-properties officeooo:rsid="00054de6"/>
    </style:style>
    <style:style style:name="T9" style:family="text">
      <style:text-properties officeooo:rsid="0005645a"/>
    </style:style>
    <style:style style:name="T10" style:family="text">
      <style:text-properties officeooo:rsid="0007f770"/>
    </style:style>
    <style:style style:name="T11" style:family="text">
      <style:text-properties officeooo:rsid="0009affa"/>
    </style:style>
    <style:style style:name="T12" style:family="text">
      <style:text-properties officeooo:rsid="0009cc6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s Design Essentials</text:p>
      <text:h text:style-name="P17" text:outline-level="1">Caching</text:h>
      <text:p text:style-name="P3">Caching is a technique used in computing to temporarily store copies of data or files in a fast-access storage area known as a cache. This process is designed to facilitate quicker retrieval of frequently accessed data, thereby enhancing the performance and efficiency of applications and systems.</text:p>
      <text:h text:style-name="P19" text:outline-level="2">How Caching Works</text:h>
      <text:list xml:id="list883273631" text:style-name="L11">
        <text:list-item>
          <text:p text:style-name="P32">Some data is requested</text:p>
        </text:list-item>
        <text:list-item>
          <text:p text:style-name="P32">The system first checks if the information is available in the cache</text:p>
        </text:list-item>
        <text:list-item>
          <text:p text:style-name="P32">If the data is present, it’s called a <text:span text:style-name="T2">cache hit</text:span>. The data is returned from cache</text:p>
        </text:list-item>
        <text:list-item>
          <text:p text:style-name="P32">If the data is not present, it’s called a <text:span text:style-name="T2">cache miss</text:span>. The data must be retrieved from primary storage before a copy is stored in cache for future access</text:p>
        </text:list-item>
      </text:list>
      <text:h text:style-name="P19" text:outline-level="2">Types of Caching</text:h>
      <text:p text:style-name="P8">TODO – collapse this section like the following one</text:p>
      <text:h text:style-name="P26" text:outline-level="3">Browser Caching</text:h>
      <text:p text:style-name="P6">Web browsers store HTML files, images, and scripts locally so that when users revisit websites, they can load faster without needed to download all content again.</text:p>
      <text:h text:style-name="P26" text:outline-level="3">Memory Caching</text:h>
      <text:p text:style-name="P6">Applications use RAM to store frequently accessed data, reducing the need to repeatedly access slower storage systems like hard drives or databases.</text:p>
      <text:h text:style-name="P26" text:outline-level="3">Content Delivery Networks (CDNs)</text:h>
      <text:p text:style-name="P6">CDNs cache web content on servers distributed globally to reduce latency and improve load times for users accessing websites from different geographical locations</text:p>
      <text:h text:style-name="P26" text:outline-level="3">Database Caching</text:h>
      <text:p text:style-name="P6">Databases can cache query results or frequently accessed records to speed up data retrieval processes</text:p>
      <text:h text:style-name="P26" text:outline-level="3">CPU Caching</text:h>
      <text:p text:style-name="P12"><text:span text:style-name="T7">CPUs store </text:span>frequently accessed data and instructions in a small, high-speed memory located close to or within the processo<text:span text:style-name="T7">r</text:span></text:p>
      <text:h text:style-name="Heading_20_3" text:outline-level="3"><text:soft-page-break/>Benefits</text:h>
      <text:p text:style-name="P8"><text:span text:style-name="T2">Performance Improvement</text:span>: By storing data closer to where it will be used, caching significantly reduces access times and improves overall application performance.</text:p>
      <text:p text:style-name="P8"><text:span text:style-name="T2">Reduced Latency</text:span>: Accessing cached data eliminates delays associated with fetching data from remote servers or slower storage systems.</text:p>
      <text:p text:style-name="P12"><text:span text:style-name="T4">Lower Network Traffic</text:span><text:span text:style-name="T8">: </text:span>Caching reduces the amount of data that needs to be transmitted over networks, which can lead to decreased bandwidth usage and costs.</text:p>
      <text:p text:style-name="P12"><text:span text:style-name="T4">Resource Efficiency</text:span><text:span text:style-name="T8">: </text:span>Applications can operate more efficiently by conserving resources such as processing power and battery life due to quicker access to cached data.</text:p>
      <text:h text:style-name="Heading_20_3" text:outline-level="3">Limitations</text:h>
      <text:p text:style-name="P12"><text:span text:style-name="T4">Limited Storage</text:span><text:span text:style-name="T8">: </text:span>Caches typically have restricted storage capacity, meaning they can only hold a subset of frequently accessed data.</text:p>
      <text:p text:style-name="P12"><text:span text:style-name="T4">Cache Invalidation</text:span><text:span text:style-name="T8">: </text:span>Cached data can become outdated or stale if the underlying source changes. Effective strategies are required to manage this inconsistency.</text:p>
      <text:p text:style-name="P12"><text:span text:style-name="T4">Complexity</text:span><text:span text:style-name="T8">: </text:span>Implementing caching mechanisms can add complexity to systems, requiring careful management of cache policies and replacement strategies.</text:p>
      <text:h text:style-name="P26" text:outline-level="3">Cache Write Strategies</text:h>
      <text:h text:style-name="P28" text:outline-level="4">Write-Through</text:h>
      <text:p text:style-name="P12">In this strategy, data is written simultaneously to both the cache and the primary storage (e.g., database)</text:p>
      <text:p text:style-name="P10">Pros:</text:p>
      <text:list xml:id="list3418041765" text:style-name="L12">
        <text:list-item>
          <text:p text:style-name="P45">Ensures strong data consistency between cache and database</text:p>
        </text:list-item>
        <text:list-item>
          <text:p text:style-name="P45">Aids in data recovery and resolves inconsistency problems</text:p>
        </text:list-item>
        <text:list-item>
          <text:p text:style-name="P45">Ideal for systems requiring immediate consistency, like financial applications</text:p>
        </text:list-item>
      </text:list>
      <text:p text:style-name="P10">Cons:</text:p>
      <text:list xml:id="list380386036" text:style-name="L13">
        <text:list-item>
          <text:p text:style-name="P46">Higher write latency due to updating both cache and database</text:p>
        </text:list-item>
        <text:list-item>
          <text:p text:style-name="P46">Can lead to reduced performance in write-heavy systems</text:p>
        </text:list-item>
      </text:list>
      <text:h text:style-name="Heading_20_4" text:outline-level="4">Write-Back</text:h>
      <text:p text:style-name="Text_20_body">Data is first written to the cache and then asynchronously updated in the primary storage at a later time.</text:p>
      <text:p text:style-name="P11">Pros:</text:p>
      <text:list xml:id="list1957071189" text:style-name="L14">
        <text:list-item>
          <text:p text:style-name="P47">Significantly reduces write latency</text:p>
        </text:list-item>
        <text:list-item>
          <text:p text:style-name="P47">High throughput for write-intensive applications</text:p>
        </text:list-item>
        <text:list-item>
          <text:p text:style-name="P47">Ideal for scenarios where immediate consistency isn't critical</text:p>
        </text:list-item>
      </text:list>
      <text:p text:style-name="P11"><text:soft-page-break/>Cons:</text:p>
      <text:list xml:id="list264262374" text:style-name="L15">
        <text:list-item>
          <text:p text:style-name="P48">Risk of data loss if cache fails before updating primary storage</text:p>
        </text:list-item>
        <text:list-item>
          <text:p text:style-name="P48">More complex to implement</text:p>
        </text:list-item>
      </text:list>
      <text:h text:style-name="Heading_20_4" text:outline-level="4">Write-Around</text:h>
      <text:p text:style-name="Text_20_body">In this approach, data is written directly to the primary storage, bypassing the cache. <text:span text:style-name="T9">Data can later be loaded into cache via a method like Lazy Loading where data is loaded into cache on a cache miss.</text:span></text:p>
      <text:p text:style-name="P11">Pros:</text:p>
      <text:list xml:id="list2583613971" text:style-name="L16">
        <text:list-item>
          <text:p text:style-name="P49">Prevents cache pollution with infrequently accessed data</text:p>
        </text:list-item>
        <text:list-item>
          <text:p text:style-name="P49">Faster writes as it only targets the primary storage</text:p>
        </text:list-item>
        <text:list-item>
          <text:p text:style-name="P49">Suitable for write-heavy systems where data isn't immediately read</text:p>
        </text:list-item>
      </text:list>
      <text:p text:style-name="P11">Cons:</text:p>
      <text:list xml:id="list3139231205" text:style-name="L17">
        <text:list-item>
          <text:p text:style-name="P50">Can lead to cache misses on subsequent reads</text:p>
        </text:list-item>
        <text:list-item>
          <text:p text:style-name="P50">May increase read latency for recently written data</text:p>
        </text:list-item>
      </text:list>
      <text:h text:style-name="P26" text:outline-level="3">Cache Read Strategies</text:h>
      <text:h text:style-name="Heading_20_4" text:outline-level="4">Cache-Aside (Lazy Loading)</text:h>
      <text:p text:style-name="P13">The application checks the cache first. If the data is present (cache hit) it gets returned. Otherwise, the application fetches it from the database, loads it into cache, and returns it.</text:p>
      <text:p text:style-name="P13">This approach is simple to implement and works well for read-heavy workloads where cache misses are infrequent.</text:p>
      <text:h text:style-name="Heading_20_4" text:outline-level="4">Read-Through</text:h>
      <text:p text:style-name="P13">The application always reads data from the cache. In the event of a cache miss, the cache itself is responsible for fetching the data, storing, and returning it.</text:p>
      <text:p text:style-name="P13">This approach simplifies application logic and is ideal for read-heavy applications where data is frequently accessed but updated less often like CDNs or user profiles.</text:p>
      <text:h text:style-name="Heading_20_4" text:outline-level="4">Read-Ahead (Prefetching)</text:h>
      <text:p text:style-name="P13">The cache anticipates future data needs and preemptively loads data into the cache.</text:p>
      <text:h text:style-name="P26" text:outline-level="3">Cache Invalidation Strategies</text:h>
      <text:h text:style-name="Heading_20_4" text:outline-level="4">Least Recently Used (LRU)</text:h>
      <text:p text:style-name="Text_20_body">Removes the least recently accessed items when the cache is full:</text:p>
      <text:list xml:id="list3686356416" text:style-name="L18">
        <text:list-item>
          <text:p text:style-name="P51">Assumes recently used items are more likely to be needed again</text:p>
        </text:list-item>
        <text:list-item>
          <text:p text:style-name="P51">Efficient for managing limited cache space</text:p>
        </text:list-item>
        <text:list-item>
          <text:p text:style-name="P51"><text:soft-page-break/>Widely used in various caching systems</text:p>
        </text:list-item>
      </text:list>
      <text:h text:style-name="Heading_20_4" text:outline-level="4">Least Frequently Used (LFU)</text:h>
      <text:p text:style-name="Text_20_body">Discards the least frequently accessed items when the cache reaches capacity:</text:p>
      <text:list xml:id="list2313334841" text:style-name="L19">
        <text:list-item>
          <text:p text:style-name="P52">Prioritizes frequently accessed content</text:p>
        </text:list-item>
        <text:list-item>
          <text:p text:style-name="P52">Useful for optimizing cache hit rates</text:p>
        </text:list-item>
        <text:list-item>
          <text:p text:style-name="P52">Effective in scenarios with stable access patterns</text:p>
        </text:list-item>
      </text:list>
      <text:h text:style-name="Heading_20_4" text:outline-level="4">Time-based Invalidation</text:h>
      <text:p text:style-name="Text_20_body">This strategy uses predefined time intervals to invalidate cached data:</text:p>
      <text:list xml:id="list3960150677" text:style-name="L20">
        <text:list-item>
          <text:p text:style-name="P53">Employs Time-to-Live values</text:p>
        </text:list-item>
        <text:list-item>
          <text:p text:style-name="P53">Simple to implement but may lead to serving stale data or unnecessary invalidations</text:p>
        </text:list-item>
        <text:list-item>
          <text:p text:style-name="P53">Suitable for data that changes predictably or where slight staleness is acceptable</text:p>
        </text:list-item>
      </text:list>
      <text:h text:style-name="Heading_20_4" text:outline-level="4">Event-based Invalidation</text:h>
      <text:p text:style-name="Text_20_body">Invalidates cache when specific events occur in the system:</text:p>
      <text:list xml:id="list336754701" text:style-name="L21">
        <text:list-item>
          <text:p text:style-name="P54">Triggered by data updates or state changes</text:p>
        </text:list-item>
        <text:list-item>
          <text:p text:style-name="P54">Ensures cache consistency with the latest data</text:p>
        </text:list-item>
        <text:list-item>
          <text:p text:style-name="P54">Useful for scenarios where immediate updates are critical</text:p>
        </text:list-item>
      </text:list>
      <text:h text:style-name="Heading_20_4" text:outline-level="4">Purge</text:h>
      <text:p text:style-name="P14">Immediately removes specific content from the cache:</text:p>
      <text:list xml:id="list4112593487" text:style-name="L22">
        <text:list-item>
          <text:p text:style-name="P55">Deletes all variants of the cached content</text:p>
        </text:list-item>
        <text:list-item>
          <text:p text:style-name="P55">Effective for urgent updates or content removals</text:p>
        </text:list-item>
        <text:list-item>
          <text:p text:style-name="P55">May impact performance during high-traffic periods</text:p>
        </text:list-item>
      </text:list>
      <text:h text:style-name="Heading_20_4" text:outline-level="4">Refresh</text:h>
      <text:p text:style-name="P14">Updates cached content by fetching new data from the source:</text:p>
      <text:list xml:id="list3375000739" text:style-name="L23">
        <text:list-item>
          <text:p text:style-name="P56">Replaces existing cache entry with fresh data</text:p>
        </text:list-item>
        <text:list-item>
          <text:p text:style-name="P56">Affects only one variant of the cached content</text:p>
        </text:list-item>
        <text:list-item>
          <text:p text:style-name="P56">Useful for targeted updates without full purges</text:p>
        </text:list-item>
      </text:list>
      <text:h text:style-name="Heading_20_4" text:outline-level="4">Ban</text:h>
      <text:p text:style-name="P14">Adds cache entries to a blacklist for future invalidation:</text:p>
      <text:list xml:id="list495173701" text:style-name="L24">
        <text:list-item>
          <text:p text:style-name="P57">Does not immediately remove content from cache</text:p>
        </text:list-item>
        <text:list-item>
          <text:p text:style-name="P57">Updates occur when clients request the banned content</text:p>
        </text:list-item>
        <text:list-item>
          <text:p text:style-name="P57">Efficient for managing large-scale invalidations</text:p>
        </text:list-item>
      </text:list>
      <text:h text:style-name="P26" text:outline-level="3"><text:soft-page-break/>Cache Implementations</text:h>
      <text:h text:style-name="Heading_20_4" text:outline-level="4">Redis</text:h>
      <text:p text:style-name="P15">An open source in-memory data store that supports complex data structures, provides persistence options, offers sub-millisecond response times, replication, and other use cases beyond caching.</text:p>
      <text:h text:style-name="Heading_20_4" text:outline-level="4">Memcached</text:h>
      <text:p text:style-name="Text_20_body">Memcached is a high-performance, distributed memory caching system known for its simplicity. <text:span text:style-name="T10">It’s a pure caching solution that uses a key-value store model that’s ideal for basic caching needs and offloading database queries.</text:span></text:p>
      <text:h text:style-name="P17" text:outline-level="1">Polling, Long-Polling, Web Sockets, and Webhooks</text:h>
      <text:h text:style-name="P18" text:outline-level="1">CAP Theorem</text:h>
      <text:h text:style-name="Heading_20_1" text:outline-level="1">PACELC Therorem</text:h>
      <text:h text:style-name="P17" text:outline-level="1">SQL and NoSQL</text:h>
      <text:h text:style-name="Heading_20_2" text:outline-level="2">SQL Databases</text:h>
      <text:p text:style-name="P7"><text:span text:style-name="T11">Relational databases that use a structured schema to organize data into tables with predefined relationships. These databases typically adhere to ACID properties and</text:span> <text:span text:style-name="T11">in reference to the CAP theorem, </text:span>generally prioritize Consistency and Availability (CA) at the expense of Partition tolerance. <text:span text:style-name="T12">SQL databases are best suited for f</text:span>inancial systems, complex queries, transactions.</text:p>
      <text:h text:style-name="P27" text:outline-level="3">ACID Compliance</text:h>
      <text:p text:style-name="Text_20_body"><text:span text:style-name="T2">Atomicity</text:span>: Transactions are all-or-nothing</text:p>
      <text:p text:style-name="Text_20_body"><text:span text:style-name="T2">Consistency</text:span>: Data remains in a valid state</text:p>
      <text:p text:style-name="Text_20_body"><text:span text:style-name="T2">Isolation</text:span>: Concurrent transactions don't interfere</text:p>
      <text:p text:style-name="Text_20_body"><text:span text:style-name="T2">Durability</text:span>: Committed data is permanently saved</text:p>
      <text:h text:style-name="P21" text:outline-level="2">NoSQL Databases</text:h>
      <text:p text:style-name="P7">NoSQL (Not Only SQL) databases use various data models, including document, key-value, wide-column, and graph. <text:span text:style-name="T12">NoSQL databases often follow BASE principles and will typically prioritize Availability and Partition tolerance (AP) over strict Consistency. NoSQL solutions lend themselves well to r</text:span>eal-time web applications, big data, content delivery.</text:p>
      <text:h text:style-name="Heading_20_3" text:outline-level="3">BASE <text:span text:style-name="T11">Principles</text:span></text:h>
      <text:p text:style-name="P16"><text:span text:style-name="T5">Basically Available</text:span>: The system guarantees availability</text:p>
      <text:p text:style-name="P16"><text:span text:style-name="T5">Soft state</text:span>: The state of the system may change over time</text:p>
      <text:p text:style-name="P16"><text:soft-page-break/><text:span text:style-name="T5">Eventually Consistent</text:span>: The system will become consistent over time</text:p>
      <text:h text:style-name="Heading_20_3" text:outline-level="3">Types of NoSQL Databases</text:h>
      <text:h text:style-name="Heading_20_4" text:outline-level="4">Document Databases</text:h>
      <text:h text:style-name="Heading_20_4" text:outline-level="4">Key-Value Databases</text:h>
      <text:h text:style-name="Heading_20_4" text:outline-level="4">Wide-Column Stores</text:h>
      <text:h text:style-name="Heading_20_4" text:outline-level="4">Graph Databases</text:h>
      <text:h text:style-name="P17" text:outline-level="1">Data Sharding / Partitioning</text:h>
      <text:h text:style-name="P17"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08:14:51.533284094</meta:creation-date>
    <dc:date>2025-03-13T17:59:41.094756865</dc:date>
    <meta:editing-duration>PT7H49M3S</meta:editing-duration>
    <meta:editing-cycles>4</meta:editing-cycles>
    <meta:generator>LibreOffice/7.3.7.2$Linux_X86_64 LibreOffice_project/30$Build-2</meta:generator>
    <meta:document-statistic meta:table-count="0" meta:image-count="0" meta:object-count="0" meta:page-count="6" meta:paragraph-count="130" meta:word-count="1238" meta:character-count="8159" meta:non-whitespace-character-count="7090"/>
  </office:meta>
</office:document-meta>
</file>